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97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3.95cm" fo:min-width="19.7cm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35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style:font-name="DejaVu Math TeX Gyre" fo:font-size="10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style:font-size-asian="14pt" style:font-size-complex="14pt"/>
    </style:style>
    <style:style style:name="T3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2cm" svg:x="19cm" svg:y="4cm">
          <text:p text:style-name="P1"><text:span text:style-name="T1">Système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3" draw:id="id3" draw:layer="layout" draw:type="line" svg:x1="23cm" svg:y1="5cm" svg:x2="26cm" svg:y2="5cm" draw:start-shape="id1" draw:start-glue-point="1" svg:d="M23000 5000h3000" svg:viewBox="0 0 3001 1">
          <text:p/>
        </draw:connector>
        <draw:connector draw:style-name="gr2" draw:text-style-name="P3" draw:layer="layout" draw:type="line" svg:x1="16cm" svg:y1="5cm" svg:x2="19cm" svg:y2="5cm" draw:start-shape="id2" draw:start-glue-point="1" draw:end-shape="id1" draw:end-glue-point="3" svg:d="M16000 5000h3000" svg:viewBox="0 0 3001 1">
          <text:p/>
        </draw:connector>
        <draw:frame draw:style-name="gr3" draw:text-style-name="P4" draw:layer="layout" svg:width="1.4cm" svg:height="0.747cm" svg:x="16.9cm" svg:y="4.1cm">
          <draw:text-box>
            <text:p><text:span text:style-name="T1">MV</text:span></text:p>
          </draw:text-box>
        </draw:frame>
        <draw:custom-shape draw:style-name="gr4" draw:text-style-name="P3" draw:layer="layout" svg:width="20.2cm" svg:height="4.2cm" svg:x="5.9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2cm" svg:y="4cm">
          <text:p text:style-name="P1"><text:span text:style-name="T1">Régulateu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1.999cm" svg:x1="24.5cm" svg:y1="5cm" svg:x2="8.5cm" svg:y2="5.5cm" draw:start-shape="id3" draw:start-glue-point="0" draw:end-shape="id4" draw:end-glue-point="8" svg:d="M24500 5000v3000h-16000v-2500" svg:viewBox="0 0 16001 3001">
          <text:p/>
        </draw:connector>
        <draw:frame draw:style-name="gr3" draw:text-style-name="P4" draw:layer="layout" svg:width="1.2cm" svg:height="0.747cm" svg:x="6.4cm" svg:y="4.102cm">
          <draw:text-box>
            <text:p><text:span text:style-name="T1">SP</text:span></text:p>
          </draw:text-box>
        </draw:frame>
        <draw:custom-shape draw:style-name="gr5" draw:text-style-name="P5" xml:id="id4" draw:id="id4" draw:layer="layout" svg:width="1cm" svg:height="1cm" svg:x="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cm" svg:y1="5cm" svg:x2="12cm" svg:y2="5cm" draw:start-shape="id4" draw:start-glue-point="10" draw:end-shape="id2" draw:end-glue-point="3" svg:d="M9000 5000h3000" svg:viewBox="0 0 3001 1">
          <text:p/>
        </draw:connector>
        <draw:connector draw:style-name="gr2" draw:text-style-name="P3" draw:layer="layout" draw:type="line" svg:x1="6cm" svg:y1="5cm" svg:x2="8cm" svg:y2="5cm" draw:end-shape="id4" draw:end-glue-point="6" svg:d="M6000 5000h2000" svg:viewBox="0 0 2001 1">
          <text:p/>
        </draw:connector>
        <draw:frame draw:style-name="gr3" draw:text-style-name="P4" draw:layer="layout" svg:width="1.3cm" svg:height="0.747cm" svg:x="23.9cm" svg:y="4.101cm">
          <draw:text-box>
            <text:p><text:span text:style-name="T1">PV</text:span></text:p>
          </draw:text-box>
        </draw:frame>
        <draw:frame draw:style-name="gr6" draw:text-style-name="P7" draw:layer="layout" svg:width="0.8cm" svg:height="0.602cm" svg:x="7.9cm" svg:y="4.701cm">
          <draw:text-box>
            <text:p text:style-name="P6"><text:span text:style-name="T2">+</text:span></text:p>
          </draw:text-box>
        </draw:frame>
        <draw:frame draw:style-name="gr7" draw:text-style-name="P7" draw:layer="layout" svg:width="0.6cm" svg:height="0.602cm" svg:x="8.2cm" svg:y="5.001cm">
          <draw:text-box>
            <text:p text:style-name="P6"><text:span text:style-name="T2">-</text:span></text:p>
          </draw:text-box>
        </draw:frame>
        <draw:frame draw:style-name="gr3" draw:text-style-name="P4" draw:layer="layout" svg:width="0.8cm" svg:height="0.747cm" svg:x="10.1cm" svg:y="4.103cm">
          <draw:text-box>
            <text:p><text:span text:style-name="T3">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30T15:22:20.665375962</meta:creation-date>
    <dc:date>2021-03-30T17:45:09.781975043</dc:date>
    <meta:editing-duration>PT23M18S</meta:editing-duration>
    <meta:editing-cycles>6</meta:editing-cycles>
    <meta:generator>LibreOffice/6.1.5.2$Linux_X86_64 LibreOffice_project/10$Build-2</meta:generator>
    <meta:document-statistic meta:object-count="15"/>
  </office:meta>
</office:document-meta>
</file>